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style:font-name="TLPゴシック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draw:layer="layout" svg:width="3cm" svg:height="2cm" svg:x="1cm" svg:y="1.5cm">
          <draw:text-box>
            <text:p text:style-name="P1"><text:span text:style-name="T1">f(t)</text:span></text:p>
          </draw:text-box>
        </draw:frame>
        <draw:line draw:style-name="gr2" draw:text-style-name="P3" draw:layer="layout" svg:x1="31.698cm" svg:y1="5.3cm" svg:x2="31.799cm" svg:y2="12.9cm">
          <text:p/>
        </draw:line>
        <draw:frame draw:style-name="gr1" draw:text-style-name="P2" draw:layer="layout" svg:width="1.5cm" svg:height="2cm" svg:x="14.5cm" svg:y="5.6cm">
          <draw:text-box>
            <text:p text:style-name="P1"><text:span text:style-name="T1">t</text:span></text:p>
          </draw:text-box>
        </draw:frame>
        <draw:frame draw:style-name="gr3" draw:text-style-name="P3" draw:layer="layout" svg:width="15.5cm" svg:height="8.718cm" svg:x="1cm" svg:y="2.7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2" draw:layer="layout" svg:width="1cm" svg:height="2cm" svg:x="16.5cm" svg:y="6.5cm">
          <draw:text-box>
            <text:p text:style-name="P1"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7-25T15:04:30.755105591</dc:date>
    <meta:editing-cycles>11</meta:editing-cycles>
    <meta:editing-duration>PT19M47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true" chart:axis-position="0"/>
      <style:text-properties fo:font-size="24pt" style:font-size-asian="24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2" chart:maximum="2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501cm" svg:height="8.719cm" xlink:href="." xlink:type="simple" chart:class="chart:scatter" chart:style-name="ch1">
        <chart:plot-area chart:style-name="ch2" chart:data-source-has-labels="both" svg:x="0.31cm" svg:y="0.174cm" svg:width="14.881cm" svg:height="8.371cm">
          <chart:coordinate-region svg:x="0.548cm" svg:y="0.174cm" svg:width="14.403cm" svg:height="8.371cm"/>
          <chart:axis chart:dimension="x" chart:name="primary-x" chart:style-name="ch3" chartooo:axis-type="auto">
            <chart:categories table:cell-range-address="local-table.$A$2:.$A$82"/>
          </chart:axis>
          <chart:axis chart:dimension="y" chart:name="primary-y" chart:style-name="ch4"/>
          <chart:series chart:style-name="ch5" chart:values-cell-range-address="local-table.$C$2:.$C$82" chart:label-cell-address="local-table.$C$1" chart:class="chart:scatter">
            <chart:domain table:cell-range-address="local-table.$B$2:.$B$82"/>
            <chart:data-point chart:repeated="8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1.95943487863577E-015">
                <text:p>1.95943487863577E-0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9">
                <text:p>-3.9</text:p>
              </table:table-cell>
              <table:table-cell office:value-type="float" office:value="1.06331351044005">
                <text:p>1.06331351044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">
                <text:p>-3.8</text:p>
              </table:table-cell>
              <table:table-cell office:value-type="float" office:value="1.24494914244139">
                <text:p>1.24494914244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7">
                <text:p>-3.7</text:p>
              </table:table-cell>
              <table:table-cell office:value-type="float" office:value="0.657163890148916">
                <text:p>0.657163890148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6">
                <text:p>-3.6</text:p>
              </table:table-cell>
              <table:table-cell office:value-type="float" office:value="0.112256994144896">
                <text:p>0.112256994144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">
                <text:p>-3.4</text:p>
              </table:table-cell>
              <table:table-cell office:value-type="float" office:value="-0.112256994144897">
                <text:p>-0.112256994144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3">
                <text:p>-3.3</text:p>
              </table:table-cell>
              <table:table-cell office:value-type="float" office:value="-0.657163890148918">
                <text:p>-0.657163890148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">
                <text:p>-3.2</text:p>
              </table:table-cell>
              <table:table-cell office:value-type="float" office:value="-1.24494914244139">
                <text:p>-1.2449491424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">
                <text:p>-3.1</text:p>
              </table:table-cell>
              <table:table-cell office:value-type="float" office:value="-1.06331351044005">
                <text:p>-1.06331351044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">
                <text:p>-2.9</text:p>
              </table:table-cell>
              <table:table-cell office:value-type="float" office:value="1.06331351044005">
                <text:p>1.06331351044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8">
                <text:p>-2.8</text:p>
              </table:table-cell>
              <table:table-cell office:value-type="float" office:value="1.24494914244139">
                <text:p>1.24494914244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">
                <text:p>-2.7</text:p>
              </table:table-cell>
              <table:table-cell office:value-type="float" office:value="0.657163890148916">
                <text:p>0.657163890148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">
                <text:p>-2.6</text:p>
              </table:table-cell>
              <table:table-cell office:value-type="float" office:value="0.112256994144896">
                <text:p>0.112256994144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4">
                <text:p>-2.4</text:p>
              </table:table-cell>
              <table:table-cell office:value-type="float" office:value="-0.112256994144897">
                <text:p>-0.112256994144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3">
                <text:p>-2.3</text:p>
              </table:table-cell>
              <table:table-cell office:value-type="float" office:value="-0.65716389014892">
                <text:p>-0.65716389014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">
                <text:p>-2.2</text:p>
              </table:table-cell>
              <table:table-cell office:value-type="float" office:value="-1.24494914244139">
                <text:p>-1.2449491424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1">
                <text:p>-2.1</text:p>
              </table:table-cell>
              <table:table-cell office:value-type="float" office:value="-1.06331351044005">
                <text:p>-1.06331351044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9.79717439317883E-016">
                <text:p>9.79717439317883E-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">
                <text:p>-1.9</text:p>
              </table:table-cell>
              <table:table-cell office:value-type="float" office:value="1.06331351044005">
                <text:p>1.06331351044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">
                <text:p>-1.8</text:p>
              </table:table-cell>
              <table:table-cell office:value-type="float" office:value="1.24494914244139">
                <text:p>1.24494914244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">
                <text:p>-1.7</text:p>
              </table:table-cell>
              <table:table-cell office:value-type="float" office:value="0.657163890148917">
                <text:p>0.657163890148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">
                <text:p>-1.6</text:p>
              </table:table-cell>
              <table:table-cell office:value-type="float" office:value="0.112256994144896">
                <text:p>0.112256994144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">
                <text:p>-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">
                <text:p>-1.4</text:p>
              </table:table-cell>
              <table:table-cell office:value-type="float" office:value="-0.112256994144896">
                <text:p>-0.112256994144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">
                <text:p>-1.3</text:p>
              </table:table-cell>
              <table:table-cell office:value-type="float" office:value="-0.657163890148917">
                <text:p>-0.657163890148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">
                <text:p>-1.2</text:p>
              </table:table-cell>
              <table:table-cell office:value-type="float" office:value="-1.24494914244139">
                <text:p>-1.24494914244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">
                <text:p>-1.1</text:p>
              </table:table-cell>
              <table:table-cell office:value-type="float" office:value="-1.06331351044005">
                <text:p>-1.06331351044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">
                <text:p>-0.9</text:p>
              </table:table-cell>
              <table:table-cell office:value-type="float" office:value="1.06331351044005">
                <text:p>1.06331351044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">
                <text:p>-0.8</text:p>
              </table:table-cell>
              <table:table-cell office:value-type="float" office:value="1.24494914244139">
                <text:p>1.24494914244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">
                <text:p>-0.7</text:p>
              </table:table-cell>
              <table:table-cell office:value-type="float" office:value="0.657163890148917">
                <text:p>0.657163890148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">
                <text:p>-0.6</text:p>
              </table:table-cell>
              <table:table-cell office:value-type="float" office:value="0.112256994144896">
                <text:p>0.112256994144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">
                <text:p>-0.4</text:p>
              </table:table-cell>
              <table:table-cell office:value-type="float" office:value="-0.112256994144896">
                <text:p>-0.112256994144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">
                <text:p>-0.3</text:p>
              </table:table-cell>
              <table:table-cell office:value-type="float" office:value="-0.657163890148917">
                <text:p>-0.657163890148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">
                <text:p>-0.2</text:p>
              </table:table-cell>
              <table:table-cell office:value-type="float" office:value="-1.24494914244139">
                <text:p>-1.24494914244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1.06331351044005">
                <text:p>-1.06331351044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1.06331351044006">
                <text:p>1.06331351044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1.24494914244139">
                <text:p>1.24494914244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0.657163890148917">
                <text:p>0.657163890148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112256994144896">
                <text:p>0.112256994144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0.112256994144899">
                <text:p>-0.1122569941448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-0.657163890148917">
                <text:p>-0.657163890148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1.24494914244139">
                <text:p>-1.24494914244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-1.06331351044005">
                <text:p>-1.06331351044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">
                <text:p>1.1</text:p>
              </table:table-cell>
              <table:table-cell office:value-type="float" office:value="1.06331351044005">
                <text:p>1.06331351044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">
                <text:p>1.2</text:p>
              </table:table-cell>
              <table:table-cell office:value-type="float" office:value="1.24494914244139">
                <text:p>1.24494914244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">
                <text:p>1.3</text:p>
              </table:table-cell>
              <table:table-cell office:value-type="float" office:value="0.657163890148917">
                <text:p>0.657163890148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0.112256994144896">
                <text:p>0.112256994144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-0.112256994144896">
                <text:p>-0.112256994144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">
                <text:p>1.7</text:p>
              </table:table-cell>
              <table:table-cell office:value-type="float" office:value="-0.657163890148917">
                <text:p>-0.6571638901489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">
                <text:p>1.8</text:p>
              </table:table-cell>
              <table:table-cell office:value-type="float" office:value="-1.24494914244139">
                <text:p>-1.24494914244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">
                <text:p>1.9</text:p>
              </table:table-cell>
              <table:table-cell office:value-type="float" office:value="-1.06331351044005">
                <text:p>-1.06331351044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">
                <text:p>2.1</text:p>
              </table:table-cell>
              <table:table-cell office:value-type="float" office:value="1.06331351044005">
                <text:p>1.06331351044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">
                <text:p>2.2</text:p>
              </table:table-cell>
              <table:table-cell office:value-type="float" office:value="1.24494914244139">
                <text:p>1.24494914244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">
                <text:p>2.3</text:p>
              </table:table-cell>
              <table:table-cell office:value-type="float" office:value="0.65716389014892">
                <text:p>0.657163890148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">
                <text:p>2.4</text:p>
              </table:table-cell>
              <table:table-cell office:value-type="float" office:value="0.112256994144897">
                <text:p>0.1122569941448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">
                <text:p>2.6</text:p>
              </table:table-cell>
              <table:table-cell office:value-type="float" office:value="-0.112256994144896">
                <text:p>-0.112256994144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-0.657163890148916">
                <text:p>-0.6571638901489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">
                <text:p>2.8</text:p>
              </table:table-cell>
              <table:table-cell office:value-type="float" office:value="-1.24494914244139">
                <text:p>-1.24494914244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">
                <text:p>2.9</text:p>
              </table:table-cell>
              <table:table-cell office:value-type="float" office:value="-1.06331351044005">
                <text:p>-1.06331351044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">
                <text:p>3.1</text:p>
              </table:table-cell>
              <table:table-cell office:value-type="float" office:value="1.06331351044005">
                <text:p>1.06331351044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">
                <text:p>3.2</text:p>
              </table:table-cell>
              <table:table-cell office:value-type="float" office:value="1.24494914244139">
                <text:p>1.24494914244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">
                <text:p>3.3</text:p>
              </table:table-cell>
              <table:table-cell office:value-type="float" office:value="0.657163890148918">
                <text:p>0.6571638901489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">
                <text:p>3.4</text:p>
              </table:table-cell>
              <table:table-cell office:value-type="float" office:value="0.112256994144897">
                <text:p>0.1122569941448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">
                <text:p>3.6</text:p>
              </table:table-cell>
              <table:table-cell office:value-type="float" office:value="-0.112256994144896">
                <text:p>-0.112256994144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">
                <text:p>3.7</text:p>
              </table:table-cell>
              <table:table-cell office:value-type="float" office:value="-0.657163890148916">
                <text:p>-0.657163890148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">
                <text:p>3.8</text:p>
              </table:table-cell>
              <table:table-cell office:value-type="float" office:value="-1.24494914244139">
                <text:p>-1.24494914244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">
                <text:p>3.9</text:p>
              </table:table-cell>
              <table:table-cell office:value-type="float" office:value="-1.06331351044005">
                <text:p>-1.06331351044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1.95943487863577E-015">
                <text:p>-1.9594348786357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